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46855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8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44836"/>
          <table:table-cell office:value-type="float" office:value="0.059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456.0"/>
          <table:table-cell office:value-type="float" office:value="4570.0"/>
          <table:table-cell office:value-type="float" office:value="12869.0"/>
          <table:table-cell office:value-type="float" office:value="87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2.57451"/>
          <table:table-cell office:value-type="float" office:value="2.372"/>
          <table:table-cell office:value-type="float" office:value="2.33"/>
          <table:table-cell office:value-type="float" office:value="71136.0"/>
          <table:table-cell office:value-type="float" office:value="0.0"/>
          <table:table-cell office:value-type="float" office:value="62.0"/>
          <table:table-cell office:value-type="float" office:value="5474.0"/>
          <table:table-cell office:value-type="float" office:value="77569.0"/>
          <table:table-cell office:value-type="float" office:value="4117.0"/>
          <table:table-cell office:value-type="float" office:value="11299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5285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53107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10321"/>
          <table:table-cell office:value-type="float" office:value="0.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5.0"/>
          <table:table-cell office:value-type="float" office:value="7132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50912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83.0"/>
          <table:table-cell office:value-type="float" office:value="6862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432286"/>
          <table:table-cell office:value-type="float" office:value="0.112"/>
          <table:table-cell office:value-type="float" office:value="0.06"/>
          <table:table-cell office:value-type="float" office:value="888.0"/>
          <table:table-cell office:value-type="float" office:value="0.0"/>
          <table:table-cell office:value-type="float" office:value="9.0"/>
          <table:table-cell office:value-type="float" office:value="390.0"/>
          <table:table-cell office:value-type="float" office:value="2967.0"/>
          <table:table-cell office:value-type="float" office:value="4570.0"/>
          <table:table-cell office:value-type="float" office:value="12881.0"/>
          <table:table-cell office:value-type="float" office:value="91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.32403"/>
          <table:table-cell office:value-type="float" office:value="1.086"/>
          <table:table-cell office:value-type="float" office:value="1.04"/>
          <table:table-cell office:value-type="float" office:value="24398.0"/>
          <table:table-cell office:value-type="float" office:value="0.0"/>
          <table:table-cell office:value-type="float" office:value="44.0"/>
          <table:table-cell office:value-type="float" office:value="2590.0"/>
          <table:table-cell office:value-type="float" office:value="52173.0"/>
          <table:table-cell office:value-type="float" office:value="4570.0"/>
          <table:table-cell office:value-type="float" office:value="12881.0"/>
          <table:table-cell office:value-type="float" office:value="914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18.8047"/>
          <table:table-cell office:value-type="float" office:value="18.526"/>
          <table:table-cell office:value-type="float" office:value="18.48"/>
          <table:table-cell office:value-type="float" office:value="460600.0"/>
          <table:table-cell office:value-type="float" office:value="0.0"/>
          <table:table-cell office:value-type="float" office:value="381.0"/>
          <table:table-cell office:value-type="float" office:value="25770.0"/>
          <table:table-cell office:value-type="float" office:value="949164.0"/>
          <table:table-cell office:value-type="float" office:value="4117.0"/>
          <table:table-cell office:value-type="float" office:value="11311.0"/>
          <table:table-cell office:value-type="float" office:value="91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5285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5808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0872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24.0"/>
          <table:table-cell office:value-type="float" office:value="7131.0"/>
          <table:table-cell office:value-type="string">
            <text:p/>
          </table:table-cell>
          <table:table-cell office:value-type="float" office:value="54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18218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382.0"/>
          <table:table-cell office:value-type="float" office:value="6861.0"/>
          <table:table-cell office:value-type="string">
            <text:p/>
          </table:table-cell>
          <table:table-cell office:value-type="float" office:value="498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00614"/>
          <table:table-cell office:value-type="float" office:value="0.063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4.0"/>
          <table:table-cell office:value-type="float" office:value="191.0"/>
          <table:table-cell office:value-type="float" office:value="736.0"/>
          <table:table-cell office:value-type="float" office:value="4570.0"/>
          <table:table-cell office:value-type="float" office:value="12874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0.389435"/>
          <table:table-cell office:value-type="float" office:value="0.079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2.0"/>
          <table:table-cell office:value-type="float" office:value="92.0"/>
          <table:table-cell office:value-type="float" office:value="585.0"/>
          <table:table-cell office:value-type="float" office:value="4570.0"/>
          <table:table-cell office:value-type="float" office:value="12874.0"/>
          <table:table-cell office:value-type="float" office:value="90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74.0"/>
          <table:table-cell office:value-type="float" office:value="11536.0"/>
          <table:table-cell office:value-type="float" office:value="7996.0"/>
          <table:table-cell office:value-type="float" office:value="5579.0"/>
          <table:table-cell office:value-type="float" office:value="7041.0"/>
          <table:table-cell office:value-type="float" office:value="8283.0"/>
          <table:table-cell office:value-type="float" office:value="52.0"/>
          <table:table-cell office:value-type="float" office:value="6.07866"/>
          <table:table-cell office:value-type="float" office:value="5.804"/>
          <table:table-cell office:value-type="float" office:value="5.76"/>
          <table:table-cell office:value-type="float" office:value="191610.0"/>
          <table:table-cell office:value-type="float" office:value="0.0"/>
          <table:table-cell office:value-type="float" office:value="125.0"/>
          <table:table-cell office:value-type="float" office:value="8047.0"/>
          <table:table-cell office:value-type="float" office:value="200502.0"/>
          <table:table-cell office:value-type="float" office:value="4117.0"/>
          <table:table-cell office:value-type="float" office:value="11304.0"/>
          <table:table-cell office:value-type="float" office:value="91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980.0"/>
          <table:table-cell office:value-type="float" office:value="10746.0"/>
          <table:table-cell office:value-type="float" office:value="7574.0"/>
          <table:table-cell office:value-type="float" office:value="5285.0"/>
          <table:table-cell office:value-type="float" office:value="6445.0"/>
          <table:table-cell office:value-type="float" office:value="9219.0"/>
          <table:table-cell office:value-type="float" office:value="32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